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2A2CF6DA83CE457BA12.png" manifest:media-type="image/png"/>
  <manifest:file-entry manifest:full-path="Pictures/10000201000004AE000002A49FD3DBD2E73C66CE.png" manifest:media-type="image/png"/>
  <manifest:file-entry manifest:full-path="Pictures/10000201000004AE0000029F7CBED9CC6C0BB72A.png" manifest:media-type="image/png"/>
  <manifest:file-entry manifest:full-path="Pictures/100002010000045B00000280D095BD66E3E46484.png" manifest:media-type="image/png"/>
  <manifest:file-entry manifest:full-path="Pictures/10000201000004A400000298B3F3DEEF9FA514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8417in" draw:z-index="0"><draw:image xlink:href="Pictures/100002010000045B00000280D095BD66E3E46484.png" xlink:type="simple" xlink:show="embed" xlink:actuate="onLoad" loext:mime-type="image/x-vclgraphic"/></draw:frame><draw:frame draw:style-name="fr1" draw:name="Image2" text:anchor-type="paragraph" svg:width="6.6929in" svg:height="3.7402in" draw:z-index="1"><draw:image xlink:href="Pictures/10000201000004A400000298B3F3DEEF9FA51489.png" xlink:type="simple" xlink:show="embed" xlink:actuate="onLoad" loext:mime-type="image/x-vclgraphic"/></draw:frame></text:p>
      <text:p text:style-name="Standard"><draw:frame draw:style-name="fr1" draw:name="Image3" text:anchor-type="paragraph" svg:width="6.6929in" svg:height="3.7484in" draw:z-index="2"><draw:image xlink:href="Pictures/10000201000004AE0000029F7CBED9CC6C0BB72A.png" xlink:type="simple" xlink:show="embed" xlink:actuate="onLoad" loext:mime-type="image/x-vclgraphic"/></draw:frame></text:p>
      <text:p text:style-name="Standard"><draw:frame draw:style-name="fr2" draw:name="Image4" text:anchor-type="paragraph" svg:width="6.6929in" svg:height="3.7764in" draw:z-index="3"><draw:image xlink:href="Pictures/10000201000004AE000002A49FD3DBD2E73C66CE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5" text:anchor-type="paragraph" svg:width="6.6929in" svg:height="3.7555in" draw:z-index="4"><draw:image xlink:href="Pictures/10000201000004B1000002A2CF6DA83CE457BA1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5:26:28.211712958</meta:creation-date>
    <dc:date>2019-07-25T15:28:21.289678186</dc:date>
    <meta:editing-duration>PT1M53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